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0db1fa" officeooo:paragraph-rsid="000db1fa"/>
    </style:style>
    <style:style style:name="P2" style:family="paragraph" style:parent-style-name="Subtitle">
      <style:paragraph-properties fo:line-height="150%"/>
      <style:text-properties style:text-underline-style="solid" style:text-underline-width="auto" style:text-underline-color="font-color" officeooo:rsid="000a23c7" officeooo:paragraph-rsid="000a23c7"/>
    </style:style>
    <style:style style:name="P3" style:family="paragraph" style:parent-style-name="Title">
      <style:paragraph-properties fo:line-height="150%"/>
      <style:text-properties officeooo:rsid="000a23c7" officeooo:paragraph-rsid="000a23c7"/>
    </style:style>
    <style:style style:name="P4" style:family="paragraph" style:parent-style-name="Heading_20_2">
      <style:paragraph-properties fo:margin-top="0.755cm" fo:margin-bottom="0.614cm" style:contextual-spacing="false" fo:line-height="150%"/>
      <style:text-properties officeooo:rsid="000a23c7" officeooo:paragraph-rsid="000a23c7"/>
    </style:style>
    <style:style style:name="P5" style:family="paragraph" style:parent-style-name="Heading_20_2">
      <style:paragraph-properties fo:margin-top="0.755cm" fo:margin-bottom="0.614cm" style:contextual-spacing="false" fo:line-height="150%"/>
      <style:text-properties officeooo:paragraph-rsid="000ba3f6"/>
    </style:style>
    <style:style style:name="P6" style:family="paragraph" style:parent-style-name="Heading_20_2">
      <style:paragraph-properties fo:margin-top="0.755cm" fo:margin-bottom="0.614cm" style:contextual-spacing="false" fo:line-height="150%"/>
      <style:text-properties officeooo:rsid="000d44bd" officeooo:paragraph-rsid="000d44bd"/>
    </style:style>
    <style:style style:name="P7" style:family="paragraph" style:parent-style-name="Standard" style:list-style-name="L2">
      <style:paragraph-properties fo:line-height="150%" fo:text-align="justify" style:justify-single-word="false"/>
      <style:text-properties fo:color="#000000" loext:opacity="100%" style:font-name="JetBrains Mono" fo:font-size="12pt" fo:font-style="normal" fo:font-weight="normal" officeooo:rsid="0014122a" officeooo:paragraph-rsid="0014122a" style:font-size-asian="12pt" style:font-style-asian="normal" style:font-weight-asian="normal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loext:opacity="100%" style:font-name="JetBrains Mono" fo:font-size="12pt" fo:font-style="normal" fo:font-weight="normal" officeooo:rsid="0014122a" officeooo:paragraph-rsid="0014122a" style:font-size-asian="12pt" style:font-style-asian="normal" style:font-weight-asian="normal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loext:opacity="100%" style:font-name="JetBrains Mono" fo:font-size="10pt" fo:font-style="italic" fo:font-weight="normal" officeooo:rsid="0014122a" officeooo:paragraph-rsid="0014122a" style:font-size-asian="10pt" style:font-style-asian="italic" style:font-weight-asian="normal" style:font-size-complex="10pt" style:font-style-complex="italic"/>
    </style:style>
    <style:style style:name="P10" style:family="paragraph" style:parent-style-name="Standard" style:list-style-name="L1">
      <style:paragraph-properties fo:line-height="150%"/>
      <style:text-properties officeooo:rsid="0014122a" officeooo:paragraph-rsid="0014122a"/>
    </style:style>
    <style:style style:name="P11" style:family="paragraph" style:parent-style-name="Text_20_body" style:list-style-name="L1">
      <style:paragraph-properties fo:line-height="150%" fo:text-align="justify" style:justify-single-word="false"/>
      <style:text-properties officeooo:rsid="0014122a" officeooo:paragraph-rsid="0014122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9035" style:font-weight-asian="normal" style:font-weight-complex="normal"/>
    </style:style>
    <style:style style:name="T3" style:family="text">
      <style:text-properties officeooo:rsid="000f113a"/>
    </style:style>
    <style:style style:name="T4" style:family="text">
      <style:text-properties officeooo:rsid="000ba3f6"/>
    </style:style>
    <style:style style:name="T5" style:family="text">
      <style:text-properties style:font-name="Liberation Sans" fo:font-size="16.1000003814697pt" fo:font-weight="bold" officeooo:rsid="000f113a" style:font-name-asian="Microsoft YaHei" style:font-size-asian="16.1000003814697pt" style:font-weight-asian="bold" style:font-name-complex="Arial" style:font-size-complex="16.1000003814697pt" style:font-weight-complex="bold"/>
    </style:style>
    <style:style style:name="T6" style:family="text">
      <style:text-properties officeooo:rsid="0014122a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te Rendu Hebdomadaire :</text:p>
      <text:p text:style-name="P2">Semaine <text:span text:style-name="T6">4</text:span></text:p>
      <text:h text:style-name="P4" text:outline-level="2"><text:span text:style-name="T3">Nodejs</text:span> :</text:h>
      <text:list xml:id="list4050387835" text:style-name="L1">
        <text:list-item>
          <text:p text:style-name="P11">Reprise de l’authentification et des autorisations avec cette fois-ci des Tokens suite aux nombreux tutoriels lu et regarder</text:p>
        </text:list-item>
      </text:list>
      <text:h text:style-name="P5" text:outline-level="2"><text:span text:style-name="T5">VueJs</text:span><text:span text:style-name="T4"> :</text:span></text:h>
      <text:list xml:id="list104048207095904" text:continue-numbering="true" text:style-name="L1">
        <text:list-item>
          <text:p text:style-name="P10">Mise en place de l’authentification et des autorisations en cours</text:p>
        </text:list-item>
      </text:list>
      <text:h text:style-name="P6" text:outline-level="2">Difficulté actuelle :</text:h>
      <text:list xml:id="list2411263246" text:style-name="L2">
        <text:list-item>
          <text:p text:style-name="P7">Difficulté à comprendre le système d’authentification et d’autorisation en VueJs, si vous avez des cours ou autre aide pour comprendre je suis preneur, sinon je vais me débrouiller comme cette semaine.</text:p>
        </text:list-item>
      </text:list>
      <text:p text:style-name="P8"/>
      <text:p text:style-name="P9">Je n’ai rien de visuel a montré.</text:p>
      <text:p text:style-name="P1"/>
      <text:h text:style-name="Heading_20_3" text:outline-level="3">Compte rendu réaliser par : <text:span text:style-name="T1">Léo Gicquel S4-C</text:span><text:span text:style-name="T2">1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5T14:44:08.075000000</meta:creation-date>
    <dc:date>2021-06-16T10:40:47.583000000</dc:date>
    <meta:editing-duration>PT30M22S</meta:editing-duration>
    <meta:editing-cycles>4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10" meta:word-count="90" meta:character-count="542" meta:non-whitespace-character-count="465"/>
  </office:meta>
</office:document-meta>
</file>